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401cm" style:rel-column-width="5401*"/>
    </style:style>
    <style:style style:name="Таблица2.B" style:family="table-column">
      <style:table-column-properties style:column-width="2.42cm" style:rel-column-width="9327*"/>
    </style:style>
    <style:style style:name="Таблица2.C" style:family="table-column">
      <style:table-column-properties style:column-width="4.667cm" style:rel-column-width="17994*"/>
    </style:style>
    <style:style style:name="Таблица2.D" style:family="table-column">
      <style:table-column-properties style:column-width="1.625cm" style:rel-column-width="6265*"/>
    </style:style>
    <style:style style:name="Таблица2.E" style:family="table-column">
      <style:table-column-properties style:column-width="1.815cm" style:rel-column-width="7000*"/>
    </style:style>
    <style:style style:name="Таблица2.F" style:family="table-column">
      <style:table-column-properties style:column-width="1.737cm" style:rel-column-width="6701*"/>
    </style:style>
    <style:style style:name="Таблица2.G" style:family="table-column">
      <style:table-column-properties style:column-width="1.743cm" style:rel-column-width="6721*"/>
    </style:style>
    <style:style style:name="Таблица2.H" style:family="table-column">
      <style:table-column-properties style:column-width="1.589cm" style:rel-column-width="612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.1" style:family="table-column">
      <style:table-column-properties style:column-width="1.817cm" style:rel-column-width="7002*"/>
    </style:style>
    <style:style style:name="Таблица2.E1.2" style:family="table-column">
      <style:table-column-properties style:column-width="1.739cm" style:rel-column-width="6703*"/>
    </style:style>
    <style:style style:name="Таблица2.E1.3" style:family="table-column">
      <style:table-column-properties style:column-width="1.744cm" style:rel-column-width="6723*"/>
    </style:style>
    <style:style style:name="Таблица2.E1.4" style:family="table-column">
      <style:table-column-properties style:column-width="1.588cm" style:rel-column-width="6120*"/>
    </style:style>
    <style:style style:name="Таблица2.E1.3.1" style:family="table-cell">
      <style:table-cell-properties fo:padding="0.097cm" fo:border="0.002cm solid #000000"/>
    </style:style>
    <style:style style:name="Таблица2.E1.1.2" style:family="table-cell">
      <style:table-cell-properties fo:padding="0.097cm" fo:border-left="0.002cm solid #000000" fo:border-right="none" fo:border-top="none" fo:border-bottom="0.002cm solid #000000"/>
    </style:style>
    <style:style style:name="Таблица2.E1.4.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Отчет о движении с &lt;:Период.Начало:&gt;<text:span text:style-name="T1"> </text:span><text:s/>по &lt;:Период.Конец:&gt;</text:p>
      <text:p text:style-name="P1">Товара “&lt;:Товар:&gt;<text:span text:style-name="T1"> </text:span>”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header-rows>
          <table:table-row>
            <table:table-cell table:style-name="Таблица2.A1" office:value-type="string">
              <text:p text:style-name="P2">№</text:p>
            </table:table-cell>
            <table:table-cell table:style-name="Таблица2.A1" office:value-type="string">
              <text:p text:style-name="P2">Дата</text:p>
            </table:table-cell>
            <table:table-cell table:style-name="Таблица2.A1" office:value-type="string">
              <text:p text:style-name="P2">Покупатель/Продавец</text:p>
            </table:table-cell>
            <table:table-cell table:style-name="Таблица2.A1" office:value-type="string">
              <text:p text:style-name="P2">Кол-во</text:p>
            </table:table-cell>
            <table:table-cell table:number-columns-spanned="4">
              <table:table table:is-sub-table="true">
                <table:table-column table:style-name="Таблица2.E1.1"/>
                <table:table-column table:style-name="Таблица2.E1.2"/>
                <table:table-column table:style-name="Таблица2.E1.3"/>
                <table:table-column table:style-name="Таблица2.E1.4"/>
                <table:table-row>
                  <table:table-cell table:style-name="Таблица2.A1" table:number-columns-spanned="2" office:value-type="string">
                    <text:p text:style-name="P2">Приход</text:p>
                  </table:table-cell>
                  <table:covered-table-cell/>
                  <table:table-cell table:style-name="Таблица2.E1.3.1" table:number-columns-spanned="2" office:value-type="string">
                    <text:p text:style-name="P2">Расход</text:p>
                  </table:table-cell>
                  <table:covered-table-cell/>
                </table:table-row>
                <table:table-row>
                  <table:table-cell table:style-name="Таблица2.E1.1.2" office:value-type="string">
                    <text:p text:style-name="P2">Цена</text:p>
                  </table:table-cell>
                  <table:table-cell table:style-name="Таблица2.E1.1.2" office:value-type="string">
                    <text:p text:style-name="P2">Сумма</text:p>
                  </table:table-cell>
                  <table:table-cell table:style-name="Таблица2.E1.1.2" office:value-type="string">
                    <text:p text:style-name="P2">Цена</text:p>
                  </table:table-cell>
                  <table:table-cell table:style-name="Таблица2.E1.4.2" office:value-type="string">
                    <text:p text:style-name="P2">Сумма</text:p>
                  </table:table-cell>
                </table:table-row>
              </table:table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Таблица2.E1.1.2" office:value-type="string">
            <text:p text:style-name="P3">&lt;:f0:&gt;</text:p>
          </table:table-cell>
          <table:table-cell table:style-name="Таблица2.E1.1.2" office:value-type="string">
            <text:p text:style-name="P3">&lt;:f1:&gt;</text:p>
          </table:table-cell>
          <table:table-cell table:style-name="Таблица2.E1.1.2" office:value-type="string">
            <text:p text:style-name="P3">&lt;:f2:&gt;[:строка:]</text:p>
          </table:table-cell>
          <table:table-cell table:style-name="Таблица2.E1.1.2" office:value-type="string">
            <text:p text:style-name="P4">&lt;:f3:&gt;</text:p>
          </table:table-cell>
          <table:table-cell table:style-name="Таблица2.E1.1.2" office:value-type="string">
            <text:p text:style-name="P4">&lt;:f4:&gt;</text:p>
          </table:table-cell>
          <table:table-cell table:style-name="Таблица2.E1.1.2" office:value-type="string">
            <text:p text:style-name="P4">&lt;:f5:&gt;</text:p>
          </table:table-cell>
          <table:table-cell table:style-name="Таблица2.E1.1.2" office:value-type="string">
            <text:p text:style-name="P4">&lt;:f6:&gt;</text:p>
          </table:table-cell>
          <table:table-cell table:style-name="Таблица2.E1.4.2" office:value-type="string">
            <text:p text:style-name="P4">&lt;:f7:&gt;</text:p>
          </table:table-cell>
        </table:table-row>
        <table:table-row>
          <table:table-cell table:style-name="Таблица2.E1.1.2" table:number-columns-spanned="3" office:value-type="string">
            <text:p text:style-name="P3">Итого:</text:p>
          </table:table-cell>
          <table:covered-table-cell/>
          <table:covered-table-cell/>
          <table:table-cell table:style-name="Таблица2.E1.1.2" office:value-type="string">
            <text:p text:style-name="P4">&lt;:Итого.Количество:&gt;</text:p>
          </table:table-cell>
          <table:table-cell table:style-name="Таблица2.E1.1.2" office:value-type="string">
            <text:p text:style-name="P3"/>
          </table:table-cell>
          <table:table-cell table:style-name="Таблица2.E1.1.2" office:value-type="string">
            <text:p text:style-name="P4">&lt;:Итого.Сумма.Приход:&gt;</text:p>
          </table:table-cell>
          <table:table-cell table:style-name="Таблица2.E1.1.2" office:value-type="string">
            <text:p text:style-name="P3"/>
          </table:table-cell>
          <table:table-cell table:style-name="Таблица2.E1.4.2" office:value-type="string">
            <text:p text:style-name="P4">&lt;:Итого.Сумма.Расход: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11T11:28:40</meta:creation-date>
    <dc:date>2006-06-19T18:20:11</dc:date>
    <dc:language>ru-RU</dc:language>
    <meta:editing-cycles>9</meta:editing-cycles>
    <meta:editing-duration>PT7H32M4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33" meta:character-count="264"/>
  </office:meta>
</office:document-meta>
</file>